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ebClientRequestException.get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ClientRequestException.get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ClientRequestException.copy( HttpHeaders header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WebClientRequestException.WebClientRequestException( Throwable ex , HttpMethod method , URI uri , HttpHeaders head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WebClientRequestException.getHea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